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uter Modern" svg:font-family="'Computer Moder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44cm" draw:stroke-linejoin="miter" draw:fill="solid" draw:fill-color="#ffffff"/>
    </style:style>
    <style:style style:name="gr2" style:family="graphic" style:parent-style-name="standard">
      <style:graphic-properties draw:stroke="none" svg:stroke-width="0.044cm" draw:stroke-linejoin="miter" draw:fill="solid" draw:fill-color="#000000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5cm" fo:min-width="0.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46cm" fo:min-width="0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5cm" fo:min-width="1.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svg:title>TexMaths</svg:title>
              <svg:desc>28§display§\textbf{d}§svg§600§FALSE§</svg:desc>
              <draw:polygon draw:style-name="gr1" draw:text-style-name="P1" draw:layer="layout" svg:width="0.493cm" svg:height="0.59cm" svg:x="1.268cm" svg:y="4.149cm" svg:viewBox="0 0 494 591" draw:points="246,591 0,591 0,0 494,0 494,591">
                <text:p/>
              </draw:polygon>
              <draw:path draw:style-name="gr2" draw:text-style-name="P2" draw:layer="layout" svg:width="0.553cm" svg:height="0.691cm" svg:x="1.257cm" svg:y="4.1cm" svg:viewBox="0 0 554 692" svg:d="M375 643v49l179-7v-47c-60 0-67 0-67-38v-600l-174 9v45c60 0 67 0 67 38v192c-49-38-101-42-132-42-145 0-248 85-248 224 0 132 92 226 237 226 60 0 107-25 138-49zM375 336v246c-13 18-53 74-129 74-121 0-121-121-121-190 0-47 0-99 27-139 29-40 74-52 105-52 56 0 96 34 118 61z">
                <text:p/>
              </draw:path>
            </draw:g>
            <draw:g xml:id="id1" draw:id="id1">
              <svg:title>TexMaths</svg:title>
              <svg:desc>28§display§\textbf{m}_0§svg§600§FALSE§</svg:desc>
              <draw:polygon draw:style-name="gr1" draw:text-style-name="P1" draw:layer="layout" svg:width="1.202cm" svg:height="0.508cm" svg:x="1.004cm" svg:y="1.049cm" svg:viewBox="0 0 1203 509" draw:points="600,509 0,509 0,0 1203,0 1203,509">
                <text:p/>
              </draw:polygon>
              <draw:path draw:style-name="gr2" draw:text-style-name="P2" draw:layer="layout" svg:width="0.877cm" svg:height="0.445cm" svg:x="1cm" svg:y="1cm" svg:viewBox="0 0 878 446" svg:d="M67 94v305h-67v47c27-2 87-5 123-5 41 0 99 3 126 5v-47h-68v-206c0-108 86-157 146-157 34 0 56 20 56 96v267h-67v47c27-2 85-5 123-5s97 3 123 5v-47h-67v-206c0-108 85-157 148-157 34 0 54 20 54 96v267h-67v47c27-2 87-5 125-5s96 3 123 5v-47h-67v-256c0-103-51-143-152-143-90 0-141 49-168 94-18-92-110-94-148-94-85 0-141 45-173 108v-108l-170 9v45c60 0 67 0 67 40z">
                <text:p/>
              </draw:path>
              <draw:path draw:style-name="gr2" draw:text-style-name="P2" draw:layer="layout" svg:width="0.322cm" svg:height="0.472cm" svg:x="1.934cm" svg:y="1.132cm" svg:viewBox="0 0 323 473" svg:d="M323 240c0-76-9-132-43-179-20-34-63-61-119-61-161 0-161 188-161 240 0 49 0 233 161 233 162 0 162-184 162-233zM161 455c-31 0-74-20-87-76-11-41-11-99-11-148 0-52 0-103 11-141 13-56 58-70 87-70 38 0 74 23 85 63 12 36 14 87 14 148 0 49 0 101-11 145-14 63-61 79-88 79z">
                <text:p/>
              </draw:path>
            </draw:g>
            <draw:custom-shape draw:style-name="gr3" draw:text-style-name="P3" xml:id="id2" draw:id="id2" draw:layer="layout" svg:width="1.4cm" svg:height="1.1cm" svg:x="2.738cm" svg:y="2.1cm">
              <text:p/>
              <draw:enhanced-geometry svg:viewBox="0 0 21600 21600" draw:type="rectangle" draw:enhanced-path="M 0 0 L 21600 0 21600 21600 0 21600 0 0 Z N"/>
            </draw:custom-shape>
            <draw:g>
              <svg:title>TexMaths</svg:title>
              <svg:desc>28§display§\textbf{L}§svg§600§FALSE§</svg:desc>
              <draw:polygon draw:style-name="gr1" draw:text-style-name="P1" draw:layer="layout" svg:width="0.535cm" svg:height="0.578cm" svg:x="3.172cm" svg:y="2.371cm" svg:viewBox="0 0 536 579" draw:points="269,579 0,579 0,0 536,0 536,579">
                <text:p/>
              </draw:polygon>
              <draw:path draw:style-name="gr2" draw:text-style-name="P2" draw:layer="layout" svg:width="0.595cm" svg:height="0.677cm" svg:x="3.161cm" svg:y="2.322cm" svg:viewBox="0 0 596 678" svg:d="M596 409h-45c-9 67-24 224-201 224h-104v-586h135v-47c-45 2-152 2-200 2-44 0-143 0-181-2v47h108v586h-108v45h567z">
                <text:p/>
              </draw:path>
            </draw:g>
            <draw:custom-shape draw:style-name="gr3" draw:text-style-name="P3" draw:layer="layout" svg:width="1.4cm" svg:height="1.1cm" svg:x="6.419cm" svg:y="2.1cm">
              <text:p/>
              <draw:enhanced-geometry svg:viewBox="0 0 21600 21600" draw:type="rectangle" draw:enhanced-path="M 0 0 L 21600 0 21600 21600 0 21600 0 0 Z N"/>
            </draw:custom-shape>
            <draw:g>
              <svg:title>TexMaths</svg:title>
              <svg:desc>28§latex§\textbf{L}^{\textnormal{\tiny{\tiny{T}}}}§svg§600§FALSE§</svg:desc>
              <draw:polygon draw:style-name="gr1" draw:text-style-name="P1" draw:layer="layout" svg:width="1.019cm" svg:height="0.592cm" svg:x="6.589cm" svg:y="2.351cm" svg:viewBox="0 0 1020 593" draw:points="509,593 0,593 0,0 1020,0 1020,593">
                <text:p/>
              </draw:polygon>
              <draw:path draw:style-name="gr2" draw:text-style-name="P2" draw:layer="layout" svg:width="0.596cm" svg:height="0.675cm" svg:x="6.578cm" svg:y="2.315cm" svg:viewBox="0 0 597 676" svg:d="M597 407h-45c-9 67-25 224-202 224h-103v-584h134v-47c-45 2-152 2-199 2-45 0-144 0-182-2v47h108v584h-108v45h567z">
                <text:p/>
              </draw:path>
              <draw:path draw:style-name="gr2" draw:text-style-name="P2" draw:layer="layout" svg:width="0.4cm" svg:height="0.332cm" svg:x="7.258cm" svg:y="2.302cm" svg:viewBox="0 0 401 333" svg:d="M390 0h-379l-11 119h20c9-92 27-97 108-97 11 0 29 0 31 0 16 0 16 3 16 18v251c0 15 0 22-54 22h-25v20c25-2 79-2 106-2s78 0 103 2v-20h-25c-53 0-53-7-53-22v-251c0-13 2-15 15-18 5 0 20 0 32 0 80 0 98 5 107 97h20z">
                <text:p/>
              </draw:path>
            </draw:g>
            <draw:line draw:style-name="gr4" draw:text-style-name="P4" draw:layer="layout" svg:x1="2.011cm" svg:y1="4.5cm" svg:x2="20.547cm" svg:y2="4.5cm">
              <text:p/>
            </draw:line>
            <draw:custom-shape draw:style-name="gr5" draw:text-style-name="P3" draw:layer="layout" svg:width="0.7cm" svg:height="0.7cm" svg:x="4.957cm" svg:y="2.3cm">
              <text:p text:style-name="P5">-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1.8cm" svg:height="2.9cm" svg:x="8.6cm" svg:y="1.1cm">
              <text:p/>
              <draw:enhanced-geometry svg:viewBox="0 0 21600 21600" draw:type="rectangle" draw:enhanced-path="M 0 0 L 21600 0 21600 21600 0 21600 0 0 Z N"/>
            </draw:custom-shape>
            <draw:g>
              <svg:title>TexMaths</svg:title>
              <svg:desc>28§display§\Lambda_{\theta_{0}}§svg§600§FALSE§</svg:desc>
              <draw:polygon draw:style-name="gr1" draw:text-style-name="P1" draw:layer="layout" svg:width="1.257cm" svg:height="0.863cm" svg:x="8.858cm" svg:y="2.183cm" svg:viewBox="0 0 1258 864" draw:points="630,864 0,864 0,0 1258,0 1258,864">
                <text:p/>
              </draw:polygon>
              <draw:path draw:style-name="gr2" draw:text-style-name="P2" draw:layer="layout" svg:width="0.62cm" svg:height="0.707cm" svg:x="8.84cm" svg:y="2.134cm" svg:viewBox="0 0 621 708" svg:d="M334 20c-7-18-11-20-22-20-16 0-18 4-23 20l-190 587c-9 31-30 69-99 69v32c34-3 83-5 92-5 29 0 81 2 112 5v-32c-54-2-76-27-76-51 0-5 0-9 4-23l148-459 157 486c5 14 5 16 5 18 0 29-59 29-83 29v32c33-5 103-5 141-5s83 2 121 5v-32c-74 0-76-6-90-42z">
                <text:p/>
              </draw:path>
              <draw:path draw:style-name="gr2" draw:text-style-name="P2" draw:layer="layout" svg:width="0.311cm" svg:height="0.494cm" svg:x="9.535cm" svg:y="2.501cm" svg:viewBox="0 0 312 495" svg:d="M312 150c0-72-30-150-97-150-103 0-215 186-215 345 0 81 31 150 96 150 106 0 216-190 216-345zM78 235c36-150 95-215 137-215 45 0 45 76 45 90 0 27-7 67-20 125zM233 260c-20 76-36 112-56 145-22 36-49 70-81 70-38 0-44-54-44-90 0-47 13-101 20-125z">
                <text:p/>
              </draw:path>
              <draw:path draw:style-name="gr2" draw:text-style-name="P2" draw:layer="layout" svg:width="0.259cm" svg:height="0.339cm" svg:x="9.907cm" svg:y="2.757cm" svg:viewBox="0 0 260 340" svg:d="M260 172c0-35 0-172-130-172s-130 137-130 172c0 36 0 168 130 168s130-132 130-168zM130 325c-18 0-61-7-74-56-7-27-7-63-7-103 0-38 0-72 9-99 11-42 50-51 72-51 36 0 63 20 72 53 9 25 9 68 9 97 0 33 0 74-9 103-14 49-52 56-72 56z">
                <text:p/>
              </draw:path>
            </draw:g>
            <draw:connector draw:style-name="gr4" draw:text-style-name="P4" draw:layer="layout" svg:x1="1.628cm" svg:y1="1.605cm" svg:x2="2.738cm" svg:y2="2.65cm" draw:start-shape="id1" draw:start-glue-point="2" draw:end-shape="id2" draw:end-glue-point="3" svg:d="M1628 1605v1045h1110" svg:viewBox="0 0 1111 1046">
              <text:p/>
            </draw:connector>
            <draw:line draw:style-name="gr4" draw:text-style-name="P4" draw:layer="layout" svg:x1="5.3cm" svg:y1="4.5cm" svg:x2="5.3cm" svg:y2="3cm">
              <text:p/>
            </draw:line>
            <draw:line draw:style-name="gr4" draw:text-style-name="P4" draw:layer="layout" svg:x1="4.157cm" svg:y1="2.7cm" svg:x2="4.957cm" svg:y2="2.7cm">
              <text:p/>
            </draw:line>
            <draw:line draw:style-name="gr7" draw:text-style-name="P4" draw:layer="layout" svg:x1="5.657cm" svg:y1="2.7cm" svg:x2="6.457cm" svg:y2="2.7cm">
              <text:p/>
            </draw:line>
            <draw:line draw:style-name="gr7" draw:text-style-name="P4" draw:layer="layout" svg:x1="7.819cm" svg:y1="2.7cm" svg:x2="8.619cm" svg:y2="2.7cm">
              <text:p/>
            </draw:line>
            <draw:g xml:id="id3" draw:id="id3">
              <svg:title>TexMaths</svg:title>
              <svg:desc>28§display§\textbf{m}_1§svg§600§FALSE§</svg:desc>
              <draw:polygon draw:style-name="gr1" draw:text-style-name="P1" draw:layer="layout" svg:width="1.169cm" svg:height="0.492cm" svg:x="11.205cm" svg:y="1.051cm" svg:viewBox="0 0 1170 493" draw:points="586,493 0,493 0,0 1170,0 1170,493">
                <text:p/>
              </draw:polygon>
              <draw:path draw:style-name="gr2" draw:text-style-name="P2" draw:layer="layout" svg:width="0.876cm" svg:height="0.444cm" svg:x="11.201cm" svg:y="1.002cm" svg:viewBox="0 0 877 445" svg:d="M67 94v304h-67v47c27-2 87-4 123-4 40 0 98 2 125 4v-47h-67v-205c0-108 85-157 146-157 33 0 56 20 56 96v266h-68v47c27-2 85-4 123-4 39 0 97 2 124 4v-47h-68v-205c0-108 85-157 148-157 34 0 54 20 54 96v266h-67v47c27-2 87-4 125-4s96 2 123 4v-47h-67v-255c0-103-52-143-152-143-90 0-141 49-168 94-18-92-110-94-148-94-85 0-141 45-172 107v-107l-170 9v45c60 0 67 0 67 40z">
                <text:p/>
              </draw:path>
              <draw:path draw:style-name="gr2" draw:text-style-name="P2" draw:layer="layout" svg:width="0.252cm" svg:height="0.458cm" svg:x="12.174cm" svg:y="1.134cm" svg:viewBox="0 0 253 459" svg:d="M157 20c0-20-3-20-21-20-44 43-107 45-136 45v24c16 0 63 0 101-20v354c0 22 0 31-70 31h-27v25c14 0 99-2 124-2 22 0 109 2 125 2v-25h-27c-69 0-69-9-69-31z">
                <text:p/>
              </draw:path>
            </draw:g>
            <draw:custom-shape draw:style-name="gr3" draw:text-style-name="P3" xml:id="id4" draw:id="id4" draw:layer="layout" svg:width="1.4cm" svg:height="1.1cm" svg:x="12.939cm" svg:y="2.101cm">
              <text:p/>
              <draw:enhanced-geometry svg:viewBox="0 0 21600 21600" draw:type="rectangle" draw:enhanced-path="M 0 0 L 21600 0 21600 21600 0 21600 0 0 Z N"/>
            </draw:custom-shape>
            <draw:g>
              <svg:title>TexMaths</svg:title>
              <svg:desc>28§display§\textbf{L}§svg§600§FALSE§</svg:desc>
              <draw:polygon draw:style-name="gr1" draw:text-style-name="P1" draw:layer="layout" svg:width="0.535cm" svg:height="0.578cm" svg:x="13.373cm" svg:y="2.372cm" svg:viewBox="0 0 536 579" draw:points="269,579 0,579 0,0 536,0 536,579">
                <text:p/>
              </draw:polygon>
              <draw:path draw:style-name="gr2" draw:text-style-name="P2" draw:layer="layout" svg:width="0.595cm" svg:height="0.677cm" svg:x="13.362cm" svg:y="2.323cm" svg:viewBox="0 0 596 678" svg:d="M596 409h-45c-9 67-24 224-201 224h-104v-586h135v-47c-45 2-152 2-200 2-44 0-143 0-181-2v47h108v586h-108v45h567z">
                <text:p/>
              </draw:path>
            </draw:g>
            <draw:custom-shape draw:style-name="gr3" draw:text-style-name="P3" draw:layer="layout" svg:width="1.4cm" svg:height="1.1cm" svg:x="16.62cm" svg:y="2.101cm">
              <text:p/>
              <draw:enhanced-geometry svg:viewBox="0 0 21600 21600" draw:type="rectangle" draw:enhanced-path="M 0 0 L 21600 0 21600 21600 0 21600 0 0 Z N"/>
            </draw:custom-shape>
            <draw:g>
              <svg:title>TexMaths</svg:title>
              <svg:desc>28§latex§\textbf{L}^{\textnormal{\tiny{\tiny{T}}}}§svg§600§FALSE§</svg:desc>
              <draw:polygon draw:style-name="gr1" draw:text-style-name="P1" draw:layer="layout" svg:width="1.019cm" svg:height="0.592cm" svg:x="16.79cm" svg:y="2.352cm" svg:viewBox="0 0 1020 593" draw:points="509,593 0,593 0,0 1020,0 1020,593">
                <text:p/>
              </draw:polygon>
              <draw:path draw:style-name="gr2" draw:text-style-name="P2" draw:layer="layout" svg:width="0.596cm" svg:height="0.675cm" svg:x="16.779cm" svg:y="2.316cm" svg:viewBox="0 0 597 676" svg:d="M597 407h-45c-9 67-25 224-202 224h-103v-584h134v-47c-45 2-152 2-199 2-45 0-144 0-182-2v47h108v584h-108v45h567z">
                <text:p/>
              </draw:path>
              <draw:path draw:style-name="gr2" draw:text-style-name="P2" draw:layer="layout" svg:width="0.4cm" svg:height="0.332cm" svg:x="17.459cm" svg:y="2.303cm" svg:viewBox="0 0 401 333" svg:d="M390 0h-379l-11 119h20c9-92 27-97 108-97 11 0 29 0 31 0 16 0 16 3 16 18v251c0 15 0 22-54 22h-25v20c25-2 79-2 106-2s78 0 103 2v-20h-25c-53 0-53-7-53-22v-251c0-13 2-15 15-18 5 0 20 0 32 0 80 0 98 5 107 97h20z">
                <text:p/>
              </draw:path>
            </draw:g>
            <draw:custom-shape draw:style-name="gr5" draw:text-style-name="P3" draw:layer="layout" svg:width="0.7cm" svg:height="0.7cm" svg:x="15.158cm" svg:y="2.301cm">
              <text:p text:style-name="P5">-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1.8cm" svg:height="2.9cm" svg:x="18.801cm" svg:y="1.101cm">
              <text:p/>
              <draw:enhanced-geometry svg:viewBox="0 0 21600 21600" draw:type="rectangle" draw:enhanced-path="M 0 0 L 21600 0 21600 21600 0 21600 0 0 Z N"/>
            </draw:custom-shape>
            <draw:g>
              <svg:title>TexMaths</svg:title>
              <svg:desc>28§display§\Lambda_{\theta_{1}}§svg§600§FALSE§</svg:desc>
              <draw:polygon draw:style-name="gr1" draw:text-style-name="P1" draw:layer="layout" svg:width="1.234cm" svg:height="0.852cm" svg:x="19.059cm" svg:y="2.184cm" svg:viewBox="0 0 1235 853" draw:points="619,853 0,853 0,0 1235,0 1235,853">
                <text:p/>
              </draw:polygon>
              <draw:path draw:style-name="gr2" draw:text-style-name="P2" draw:layer="layout" svg:width="0.62cm" svg:height="0.707cm" svg:x="19.041cm" svg:y="2.135cm" svg:viewBox="0 0 621 708" svg:d="M334 20c-7-18-11-20-23-20-15 0-17 4-22 20l-190 587c-9 31-30 69-99 69v32c34-2 83-5 92-5 29 0 81 3 112 5v-32c-54-2-76-26-76-51 0-5 0-9 4-22l148-460 157 486c4 14 4 16 4 18 0 29-58 29-82 29v32c33-5 103-5 141-5s83 3 121 5v-32c-74 0-76-6-90-42z">
                <text:p/>
              </draw:path>
              <draw:path draw:style-name="gr2" draw:text-style-name="P2" draw:layer="layout" svg:width="0.31cm" svg:height="0.494cm" svg:x="19.736cm" svg:y="2.502cm" svg:viewBox="0 0 311 495" svg:d="M311 150c0-72-29-150-96-150-103 0-215 186-215 345 0 81 31 150 96 150 106 0 215-190 215-345zM78 235c36-150 95-215 137-215 45 0 45 76 45 90 0 27-7 67-20 125zM233 260c-20 76-36 112-56 145-22 36-49 70-81 70-38 0-44-54-44-90 0-47 13-101 20-125z">
                <text:p/>
              </draw:path>
              <draw:path draw:style-name="gr2" draw:text-style-name="P2" draw:layer="layout" svg:width="0.203cm" svg:height="0.328cm" svg:x="20.139cm" svg:y="2.758cm" svg:viewBox="0 0 204 329" svg:d="M128 16c0-16-3-16-18-16-36 31-92 31-101 31h-9v23h9c11 0 43-2 72-14v247c0 15 0 22-52 22h-25v20c27-2 72-2 99-2 29 0 74 0 101 2v-20h-25c-51 0-51-7-51-22z">
                <text:p/>
              </draw:path>
            </draw:g>
            <draw:connector draw:style-name="gr4" draw:text-style-name="P4" draw:layer="layout" svg:x1="11.814cm" svg:y1="1.593cm" svg:x2="12.939cm" svg:y2="2.651cm" draw:start-shape="id3" draw:end-shape="id4" draw:end-glue-point="3" svg:d="M11814 1593v1058h1125" svg:viewBox="0 0 1126 1059">
              <text:p/>
            </draw:connector>
            <draw:line draw:style-name="gr4" draw:text-style-name="P4" draw:layer="layout" svg:x1="14.358cm" svg:y1="2.701cm" svg:x2="15.158cm" svg:y2="2.701cm">
              <text:p/>
            </draw:line>
            <draw:line draw:style-name="gr7" draw:text-style-name="P4" draw:layer="layout" svg:x1="15.858cm" svg:y1="2.701cm" svg:x2="16.658cm" svg:y2="2.701cm">
              <text:p/>
            </draw:line>
            <draw:line draw:style-name="gr7" draw:text-style-name="P4" draw:layer="layout" svg:x1="18.02cm" svg:y1="2.701cm" svg:x2="18.82cm" svg:y2="2.701cm">
              <text:p/>
            </draw:line>
            <draw:line draw:style-name="gr7" draw:text-style-name="P4" draw:layer="layout" svg:x1="10.419cm" svg:y1="1.3cm" svg:x2="11.219cm" svg:y2="1.3cm">
              <text:p/>
            </draw:line>
            <draw:line draw:style-name="gr4" draw:text-style-name="P4" draw:layer="layout" svg:x1="15.5cm" svg:y1="4.501cm" svg:x2="15.5cm" svg:y2="3.001cm">
              <text:p/>
            </draw:line>
          </draw:g>
          <draw:line draw:style-name="gr4" draw:text-style-name="P4" draw:layer="layout" svg:x1="2.3cm" svg:y1="1.3cm" svg:x2="8.6cm" svg:y2="1.3cm">
            <text:p/>
          </draw:line>
          <draw:line draw:style-name="gr4" draw:text-style-name="P4" draw:layer="layout" svg:x1="12.5cm" svg:y1="1.3cm" svg:x2="18.8cm" svg:y2="1.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puter Modern" svg:font-family="'Computer Moder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stroke-dash17" draw:style="rect" draw:dots1="1" draw:dots1-length="0.105cm" draw:distance="0.0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7T12:20:27.185451774</meta:creation-date>
    <dc:date>2020-11-27T13:49:17.914754430</dc:date>
    <meta:editing-duration>PT7M28S</meta:editing-duration>
    <meta:editing-cycles>1</meta:editing-cycles>
    <meta:document-statistic meta:object-count="59"/>
    <meta:generator>LibreOffice/6.0.7.3$Linux_X86_64 LibreOffice_project/00m0$Build-3</meta:generator>
  </office:meta>
</office:document-meta>
</file>